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abe" officeooo:paragraph-rsid="00156abe"/>
    </style:style>
    <style:style style:name="P2" style:family="paragraph" style:parent-style-name="Standard">
      <style:text-properties officeooo:paragraph-rsid="001ac292"/>
    </style:style>
    <style:style style:name="T1" style:family="text">
      <style:text-properties officeooo:rsid="00191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хема базы данных.</text:p>
      <text:p text:style-name="P1"/>
      <text:p text:style-name="Standard">0 manufacturer <text:span text:style-name="T1">(пока не добавлено)</text:span></text:p>
      <text:p text:style-name="Standard">1 model</text:p>
      <text:p text:style-name="Standard">2 length</text:p>
      <text:p text:style-name="Standard">3 lwl</text:p>
      <text:p text:style-name="Standard">4 description</text:p>
      <text:p text:style-name="Standard">5 width</text:p>
      <text:p text:style-name="Standard">6 draft_max</text:p>
      <text:p text:style-name="Standard">7 draft_min</text:p>
      <text:p text:style-name="Standard">8 weight</text:p>
      <text:p text:style-name="Standard">9 keel_type</text:p>
      <text:p text:style-name="Standard">10 ballast_weight</text:p>
      <text:p text:style-name="Standard">11 steering_system</text:p>
      <text:p text:style-name="Standard">12 hull_type</text:p>
      <text:p text:style-name="Standard">13 first_built</text:p>
      <text:p text:style-name="Standard">14 last_built</text:p>
      <text:p text:style-name="Standard">15 builder</text:p>
      <text:p text:style-name="Standard">16 designer</text:p>
      <text:p text:style-name="Standard">17 linksailboatdata</text:p>
      <text:p text:style-name="Standard">18 rigging_type</text:p>
      <text:p text:style-name="Standard">19 sail_area</text:p>
      <text:p text:style-name="Standard">20 ballast_type</text:p>
      <text:p text:style-name="Standard">21 n_built</text:p>
      <text:p text:style-name="Standard">22 mast_height</text:p>
      <text:p text:style-name="Standard">23 id</text:p>
      <text:p text:style-name="Standard">24 hull_material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5:24:35.866589603</meta:creation-date>
    <dc:date>2022-07-16T20:22:15.359893690</dc:date>
    <meta:editing-duration>PT3M44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26" meta:word-count="56" meta:character-count="334" meta:non-whitespace-character-count="304"/>
  </office:meta>
</office:document-meta>
</file>